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charge contest 25 août 2012</text:p>
      <text:p text:style-name="P2">(Document obligatoire pour les mineurs)</text:p>
      <text:p text:style-name="P2"/>
      <text:p text:style-name="P3"/>
      <text:p text:style-name="P3"/>
      <text:p text:style-name="P3"/>
      <text:p text:style-name="P3"><text:tab/><text:tab/>L'association « Skate In Lorient Assos » décline toute responsabilité en cas de blessure occasionnées lors de cette journée.</text:p>
      <text:p text:style-name="P3"/>
      <text:p text:style-name="P3"/>
      <text:p text:style-name="P3"><text:tab/>Je soussigné …........................ déclare qu'il n'y a aucune contradiction à ce que mon fils, …..................................... pratique le skateboard en compétition.</text:p>
      <text:p text:style-name="P3"/>
      <text:p text:style-name="P3"/>
      <text:p text:style-name="P3"><text:tab/><text:tab/><text:tab/><text:tab/><text:tab/><text:tab/><text:tab/><text:tab/>A ….................... <text:s/>le …..............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…............................................................................................................................................................</text:p>
      <text:p text:style-name="P1"/>
      <text:p text:style-name="P1">Décharge contest 25 août 2012</text:p>
      <text:p text:style-name="P2">(Document obligatoire pour les mineurs)</text:p>
      <text:p text:style-name="P2"/>
      <text:p text:style-name="P3"/>
      <text:p text:style-name="P3"/>
      <text:p text:style-name="P3"/>
      <text:p text:style-name="P3"><text:tab/><text:tab/>L'association « Skate In Lorient Assos » décline toute responsabilité en cas de blessure occasionnées lors de cette journée.</text:p>
      <text:p text:style-name="P3"/>
      <text:p text:style-name="P3"/>
      <text:p text:style-name="P3"><text:tab/>Je soussigné …........................ déclare qu'il n'y a aucune contradiction à ce que mon fils, …..................................... pratique le skateboard en compétition.</text:p>
      <text:p text:style-name="P3"/>
      <text:p text:style-name="P3"/>
      <text:p text:style-name="P3"><text:tab/><text:tab/><text:tab/><text:tab/><text:tab/><text:tab/><text:tab/><text:tab/>A ….................... <text:s/>le …...............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08T19:21:34.09</meta:creation-date>
    <dc:date>2012-08-24T17:19:13</dc:date>
    <meta:editing-duration>PT4M35S</meta:editing-duration>
    <meta:editing-cycles>5</meta:editing-cycles>
    <meta:generator>LibreOffice/3.4$Unix LibreOffice_project/340m1$Build-302</meta:generator>
    <dc:creator>François Loher</dc:creator>
    <meta:document-statistic meta:table-count="0" meta:image-count="0" meta:object-count="0" meta:page-count="1" meta:paragraph-count="11" meta:word-count="107" meta:character-count="1003" meta:non-whitespace-character-count="883"/>
    <meta:user-defined meta:name="Info 1"/>
    <meta:user-defined meta:name="Info 2"/>
    <meta:user-defined meta:name="Info 3"/>
    <meta:user-defined meta:name="Info 4"/>
  </office:meta>
</office:document-meta>
</file>